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>
      <style:paragraph-properties fo:margin-left="0.462cm" fo:margin-right="0cm" fo:margin-top="0.069cm" fo:margin-bottom="0cm" style:contextual-spacing="false">
        <style:tab-stops>
          <style:tab-stop style:position="13.557cm"/>
        </style:tab-stops>
      </style:paragraph-properties>
    </style:style>
    <style:style style:name="P2" style:family="paragraph" style:parent-style-name="Text_20_body">
      <style:paragraph-properties fo:margin-top="0.286cm" fo:margin-bottom="0cm" style:contextual-spacing="false"/>
    </style:style>
    <style:style style:name="P3" style:family="paragraph" style:parent-style-name="List_20_Paragraph" style:list-style-name="WWNum1">
      <style:paragraph-properties fo:margin-left="2.367cm" fo:margin-right="0.459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2.364cm"/>
          <style:tab-stop style:position="2.367cm"/>
        </style:tab-stops>
      </style:paragraph-properties>
    </style:style>
    <style:style style:name="P4" style:family="paragraph" style:parent-style-name="List_20_Paragraph" style:list-style-name="WWNum1">
      <style:paragraph-properties fo:margin-left="2.367cm" fo:margin-right="0.459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2.364cm"/>
          <style:tab-stop style:position="2.367cm"/>
        </style:tab-stops>
      </style:paragraph-properties>
      <style:text-properties fo:font-size="11pt" fo:font-weight="bold" officeooo:rsid="0011c28f" officeooo:paragraph-rsid="0011c28f" style:font-size-asian="11pt" style:font-weight-asian="bold" style:font-weight-complex="bold"/>
    </style:style>
    <style:style style:name="P5" style:family="paragraph" style:parent-style-name="List_20_Paragraph" style:list-style-name="WWNum1">
      <style:paragraph-properties fo:margin-left="2.367cm" fo:margin-right="0.459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2.364cm"/>
          <style:tab-stop style:position="2.367cm"/>
        </style:tab-stops>
      </style:paragraph-properties>
      <style:text-properties fo:font-size="11pt" officeooo:rsid="0011c28f" officeooo:paragraph-rsid="0011c28f" style:font-size-asian="11pt"/>
    </style:style>
    <style:style style:name="P6" style:family="paragraph" style:parent-style-name="Text_20_body">
      <style:paragraph-properties fo:margin-top="0.071cm" fo:margin-bottom="0cm" style:contextual-spacing="false"/>
    </style:style>
    <style:style style:name="P7" style:family="paragraph" style:parent-style-name="Text_20_body">
      <style:paragraph-properties fo:margin-top="0.303cm" fo:margin-bottom="0cm" style:contextual-spacing="false"/>
      <style:text-properties officeooo:rsid="0011c28f" officeooo:paragraph-rsid="0011c28f"/>
    </style:style>
    <style:style style:name="P8" style:family="paragraph" style:parent-style-name="List_20_Paragraph" style:list-style-name="WWNum1">
      <style:paragraph-properties fo:margin-left="2.367cm" fo:margin-right="0.452cm" fo:margin-top="0cm" fo:margin-bottom="0cm" style:contextual-spacing="false" fo:line-height="114%" fo:text-align="start" style:justify-single-word="false" fo:text-indent="-0.635cm" style:auto-text-indent="false">
        <style:tab-stops>
          <style:tab-stop style:position="2.364cm"/>
          <style:tab-stop style:position="2.367cm"/>
        </style:tab-stops>
      </style:paragraph-properties>
    </style:style>
    <style:style style:name="P9" style:family="paragraph" style:parent-style-name="Text_20_body">
      <style:paragraph-properties fo:margin-top="0.15cm" fo:margin-bottom="0cm" style:contextual-spacing="false"/>
    </style:style>
    <style:style style:name="P10" style:family="paragraph" style:parent-style-name="List_20_Paragraph" style:list-style-name="WWNum1">
      <style:paragraph-properties fo:margin-left="2.367cm" fo:margin-right="0.452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2.364cm"/>
          <style:tab-stop style:position="2.367cm"/>
        </style:tab-stops>
      </style:paragraph-properties>
    </style:style>
    <style:style style:name="P11" style:family="paragraph" style:parent-style-name="Text_20_body">
      <style:paragraph-properties fo:margin-top="0.143cm" fo:margin-bottom="0cm" style:contextual-spacing="false"/>
    </style:style>
    <style:style style:name="P12" style:family="paragraph" style:parent-style-name="List_20_Paragraph" style:list-style-name="WWNum1">
      <style:paragraph-properties fo:margin-left="2.367cm" fo:margin-right="0.452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2.364cm"/>
          <style:tab-stop style:position="2.367cm"/>
        </style:tab-stops>
      </style:paragraph-properties>
      <style:text-properties fo:font-size="11pt" officeooo:rsid="0011c28f" officeooo:paragraph-rsid="0011c28f" style:font-size-asian="11pt"/>
    </style:style>
    <style:style style:name="P13" style:family="paragraph" style:parent-style-name="List_20_Paragraph" style:list-style-name="WWNum1">
      <style:paragraph-properties fo:margin-left="2.367cm" fo:margin-right="0.459cm" fo:margin-top="0.002cm" fo:margin-bottom="0cm" style:contextual-spacing="false" fo:line-height="115%" fo:text-align="start" style:justify-single-word="false" fo:text-indent="-0.635cm" style:auto-text-indent="false">
        <style:tab-stops>
          <style:tab-stop style:position="2.364cm"/>
          <style:tab-stop style:position="2.367cm"/>
        </style:tab-stops>
      </style:paragraph-properties>
    </style:style>
    <style:style style:name="P14" style:family="paragraph" style:parent-style-name="List_20_Paragraph" style:list-style-name="WWNum1">
      <style:paragraph-properties fo:margin-left="2.367cm" fo:margin-right="0.46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2.364cm"/>
          <style:tab-stop style:position="2.367cm"/>
        </style:tab-stops>
      </style:paragraph-properties>
    </style:style>
    <style:style style:name="P15" style:family="paragraph" style:parent-style-name="List_20_Paragraph" style:list-style-name="WWNum1">
      <style:paragraph-properties fo:margin-left="2.367cm" fo:margin-right="0.46cm" fo:margin-top="0.002cm" fo:margin-bottom="0cm" style:contextual-spacing="false" fo:line-height="115%" fo:text-align="start" style:justify-single-word="false" fo:text-indent="-0.635cm" style:auto-text-indent="false">
        <style:tab-stops>
          <style:tab-stop style:position="2.364cm"/>
          <style:tab-stop style:position="2.367cm"/>
        </style:tab-stops>
      </style:paragraph-properties>
    </style:style>
    <style:style style:name="P16" style:family="paragraph" style:parent-style-name="List_20_Paragraph" style:list-style-name="WWNum1">
      <style:paragraph-properties fo:margin-left="2.367cm" fo:margin-right="0.46cm" fo:margin-top="0cm" fo:margin-bottom="0cm" style:contextual-spacing="false" fo:line-height="114%" fo:text-align="start" style:justify-single-word="false" fo:text-indent="-0.635cm" style:auto-text-indent="false">
        <style:tab-stops>
          <style:tab-stop style:position="2.364cm"/>
          <style:tab-stop style:position="2.367cm"/>
        </style:tab-stops>
      </style:paragraph-properties>
    </style:style>
    <style:style style:name="P17" style:family="paragraph" style:parent-style-name="Text_20_body">
      <style:paragraph-properties fo:margin-top="0.148cm" fo:margin-bottom="0cm" style:contextual-spacing="false"/>
    </style:style>
    <style:style style:name="P18" style:family="paragraph" style:parent-style-name="List_20_Paragraph">
      <style:paragraph-properties fo:margin-left="2.367cm" fo:margin-right="0.46cm" fo:margin-top="0.002cm" fo:margin-bottom="0cm" style:contextual-spacing="false" fo:line-height="115%" fo:text-align="start" style:justify-single-word="false" fo:text-indent="-0.635cm" style:auto-text-indent="false">
        <style:tab-stops>
          <style:tab-stop style:position="2.364cm"/>
          <style:tab-stop style:position="2.367cm"/>
        </style:tab-stops>
      </style:paragraph-properties>
      <style:text-properties fo:font-size="11pt" style:font-size-asian="11pt"/>
    </style:style>
    <style:style style:name="T1" style:family="text">
      <style:text-properties fo:letter-spacing="-0.012cm"/>
    </style:style>
    <style:style style:name="T2" style:family="text">
      <style:text-properties fo:letter-spacing="-0.011cm"/>
    </style:style>
    <style:style style:name="T3" style:family="text">
      <style:text-properties fo:letter-spacing="-0.004cm"/>
    </style:style>
    <style:style style:name="T4" style:family="text">
      <style:text-properties fo:font-size="11pt" style:font-size-asian="11pt"/>
    </style:style>
    <style:style style:name="T5" style:family="text">
      <style:text-properties fo:font-size="11pt" fo:letter-spacing="0.071cm" style:font-size-asian="11pt"/>
    </style:style>
    <style:style style:name="T6" style:family="text">
      <style:text-properties officeooo:rsid="0011c28f"/>
    </style:style>
    <style:style style:name="T7" style:family="text">
      <style:text-properties fo:font-weight="bold" officeooo:rsid="0011c28f" style:font-weight-asian="bold" style:font-weight-complex="bold"/>
    </style:style>
    <style:style style:name="T8" style:family="text">
      <style:text-properties fo:font-size="11pt" fo:letter-spacing="0.06cm" style:font-size-asian="11pt"/>
    </style:style>
    <style:style style:name="T9" style:family="text">
      <style:text-properties fo:font-size="11pt" fo:letter-spacing="0.058cm" style:font-size-asian="11pt"/>
    </style:style>
    <style:style style:name="T10" style:family="text">
      <style:text-properties fo:font-size="11pt" fo:letter-spacing="0.055cm" style:font-size-asian="11pt"/>
    </style:style>
    <style:style style:name="T11" style:family="text">
      <style:text-properties fo:font-size="11pt" fo:letter-spacing="0.067cm" style:font-size-asian="11pt"/>
    </style:style>
    <style:style style:name="T12" style:family="text">
      <style:text-properties fo:font-size="11pt" fo:letter-spacing="0.049cm" style:font-size-asian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1pt" fo:letter-spacing="0.041cm" style:font-size-asian="11pt"/>
    </style:style>
    <style:style style:name="T15" style:family="text">
      <style:text-properties fo:font-size="11pt" fo:letter-spacing="0.141cm" style:font-size-asian="11pt"/>
    </style:style>
    <style:style style:name="T16" style:family="text">
      <style:text-properties fo:font-weight="bold" officeooo:rsid="0011d002" style:font-weight-asian="bold" style:font-weight-complex="bold"/>
    </style:style>
    <style:style style:name="T17" style:family="text">
      <style:text-properties officeooo:rsid="0011d0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ón<text:span text:style-name="T1"> </text:span>–<text:span text:style-name="T1"> </text:span>Operadores<text:span text:style-name="T2"> </text:span><text:span text:style-name="T3">lógicos</text:span><text:tab/>Quique<text:span text:style-name="T1"> </text:span><text:span text:style-name="T3">Pineda</text:span></text:p>
      <text:p text:style-name="P2"/>
      <text:list text:style-name="WWNum1">
        <text:list-item>
          <text:p text:style-name="P3" loext:marker-style-name="T4"><text:span text:style-name="T4">Teniendo</text:span><text:span text:style-name="T5"> </text:span><text:span text:style-name="T4">las</text:span><text:span text:style-name="T5"> </text:span><text:span text:style-name="T4">variables</text:span><text:span text:style-name="T5"> </text:span><text:span text:style-name="T4">a=5</text:span><text:span text:style-name="T5"> </text:span><text:span text:style-name="T4">y</text:span><text:span text:style-name="T5"> </text:span><text:span text:style-name="T4">b=3,</text:span><text:span text:style-name="T5"> </text:span><text:span text:style-name="T4">¿Cuál</text:span><text:span text:style-name="T5"> </text:span><text:span text:style-name="T4">sería</text:span><text:span text:style-name="T5"> </text:span><text:span text:style-name="T4">el</text:span><text:span text:style-name="T5"> </text:span><text:span text:style-name="T4">resultado</text:span><text:span text:style-name="T5"> </text:span><text:span text:style-name="T4">de</text:span><text:span text:style-name="T5"> </text:span><text:span text:style-name="T4">aplicar</text:span><text:span text:style-name="T5"> </text:span><text:span text:style-name="T4">la</text:span><text:span text:style-name="T5"> </text:span><text:span text:style-name="T4">siguiente operación lógica: ((a&lt;3) OR (b == 3))?</text:span></text:p>
          <text:p text:style-name="P4">TRUE</text:p>
          <text:p text:style-name="P5" loext:marker-style-name="T4">se cumple una de ellas</text:p>
        </text:list-item>
      </text:list>
      <text:p text:style-name="P6"/>
      <text:list text:continue-numbering="true" text:style-name="WWNum1">
        <text:list-item>
          <text:p text:style-name="P3" loext:marker-style-name="T4"><text:span text:style-name="T4">Teniendo</text:span><text:span text:style-name="T5"> </text:span><text:span text:style-name="T4">las</text:span><text:span text:style-name="T5"> </text:span><text:span text:style-name="T4">variables</text:span><text:span text:style-name="T5"> </text:span><text:span text:style-name="T4">a=0</text:span><text:span text:style-name="T5"> </text:span><text:span text:style-name="T4">y</text:span><text:span text:style-name="T5"> </text:span><text:span text:style-name="T4">b=10,</text:span><text:span text:style-name="T5"> </text:span><text:span text:style-name="T4">¿Cuál</text:span><text:span text:style-name="T5"> </text:span><text:span text:style-name="T4">sería</text:span><text:span text:style-name="T5"> </text:span><text:span text:style-name="T4">el</text:span><text:span text:style-name="T5"> </text:span><text:span text:style-name="T4">resultado</text:span><text:span text:style-name="T5"> </text:span><text:span text:style-name="T4">de</text:span><text:span text:style-name="T5"> </text:span><text:span text:style-name="T4">aplicar</text:span><text:span text:style-name="T5"> </text:span><text:span text:style-name="T4">la</text:span><text:span text:style-name="T5"> </text:span><text:span text:style-name="T4">siguiente operación lógica: ((a&lt;3) AND (b &gt; 3))?</text:span></text:p>
        </text:list-item>
      </text:list>
      <text:p text:style-name="Text_20_body"><text:tab/><text:tab/><text:span text:style-name="T6">con AND se tiene que cumplir las 2 condiciones.</text:span></text:p>
      <text:p text:style-name="Text_20_body"><text:tab/><text:tab/><text:span text:style-name="T7">TRUE</text:span></text:p>
      <text:p text:style-name="P7"/>
      <text:list text:continue-numbering="true" text:style-name="WWNum1">
        <text:list-item>
          <text:p text:style-name="P8" loext:marker-style-name="T4"><text:span text:style-name="T4">Teniendo</text:span><text:span text:style-name="T5"> </text:span><text:span text:style-name="T4">las</text:span><text:span text:style-name="T5"> </text:span><text:span text:style-name="T4">variables</text:span><text:span text:style-name="T5"> </text:span><text:span text:style-name="T4">a=0</text:span><text:span text:style-name="T5"> </text:span><text:span text:style-name="T4">y</text:span><text:span text:style-name="T5"> </text:span><text:span text:style-name="T4">b=10,</text:span><text:span text:style-name="T5"> </text:span><text:span text:style-name="T4">¿Cuál</text:span><text:span text:style-name="T5"> </text:span><text:span text:style-name="T4">sería</text:span><text:span text:style-name="T5"> </text:span><text:span text:style-name="T4">el</text:span><text:span text:style-name="T5"> </text:span><text:span text:style-name="T4">resultado</text:span><text:span text:style-name="T5"> </text:span><text:span text:style-name="T4">de</text:span><text:span text:style-name="T5"> </text:span><text:span text:style-name="T4">aplicar</text:span><text:span text:style-name="T5"> </text:span><text:span text:style-name="T4">la</text:span><text:span text:style-name="T5"> </text:span><text:span text:style-name="T4">siguiente operación lógica: NOT ((a&lt;3) AND (b &gt; 3))?</text:span></text:p>
        </text:list-item>
      </text:list>
      <text:p text:style-name="Text_20_body"><text:tab/><text:tab/><text:span text:style-name="T7">FALSE.</text:span></text:p>
      <text:p text:style-name="P9"><text:tab/><text:tab/><text:span text:style-name="T6">Se hace la operación entre paréntesis <text:s/>que da true y después se niega</text:span></text:p>
      <text:list text:continue-numbering="true" text:style-name="WWNum1">
        <text:list-item>
          <text:p text:style-name="P10" loext:marker-style-name="T4"><text:span text:style-name="T4">Teniendo</text:span><text:span text:style-name="T5"> </text:span><text:span text:style-name="T4">las</text:span><text:span text:style-name="T5"> </text:span><text:span text:style-name="T4">variables</text:span><text:span text:style-name="T5"> </text:span><text:span text:style-name="T4">a=5</text:span><text:span text:style-name="T5"> </text:span><text:span text:style-name="T4">y</text:span><text:span text:style-name="T5"> </text:span><text:span text:style-name="T4">b=5,</text:span><text:span text:style-name="T5"> </text:span><text:span text:style-name="T4">¿Cuál</text:span><text:span text:style-name="T5"> </text:span><text:span text:style-name="T4">sería</text:span><text:span text:style-name="T5"> </text:span><text:span text:style-name="T4">el</text:span><text:span text:style-name="T5"> </text:span><text:span text:style-name="T4">resultado</text:span><text:span text:style-name="T5"> </text:span><text:span text:style-name="T4">de</text:span><text:span text:style-name="T5"> </text:span><text:span text:style-name="T4">aplicar</text:span><text:span text:style-name="T5"> </text:span><text:span text:style-name="T4">la</text:span><text:span text:style-name="T5"> </text:span><text:span text:style-name="T4">siguiente operación lógica: NOT ((a&lt;0)) OR (b &gt; 3))?</text:span></text:p>
        </text:list-item>
      </text:list>
      <text:p text:style-name="P6"><text:tab/><text:tab/><text:span text:style-name="T7">FALSE</text:span></text:p>
      <text:p text:style-name="P6"><text:tab/><text:tab/></text:p>
      <text:list text:continue-numbering="true" text:style-name="WWNum1">
        <text:list-item>
          <text:p text:style-name="P3" loext:marker-style-name="T4"><text:span text:style-name="T4">Teniendo</text:span><text:span text:style-name="T5"> </text:span><text:span text:style-name="T4">las</text:span><text:span text:style-name="T5"> </text:span><text:span text:style-name="T4">variables</text:span><text:span text:style-name="T5"> </text:span><text:span text:style-name="T4">a=2</text:span><text:span text:style-name="T5"> </text:span><text:span text:style-name="T4">y</text:span><text:span text:style-name="T5"> </text:span><text:span text:style-name="T4">b=0,</text:span><text:span text:style-name="T5"> </text:span><text:span text:style-name="T4">¿Cuál</text:span><text:span text:style-name="T5"> </text:span><text:span text:style-name="T4">sería</text:span><text:span text:style-name="T5"> </text:span><text:span text:style-name="T4">el</text:span><text:span text:style-name="T5"> </text:span><text:span text:style-name="T4">resultado</text:span><text:span text:style-name="T5"> </text:span><text:span text:style-name="T4">de</text:span><text:span text:style-name="T5"> </text:span><text:span text:style-name="T4">aplicar</text:span><text:span text:style-name="T5"> </text:span><text:span text:style-name="T4">la</text:span><text:span text:style-name="T5"> </text:span><text:span text:style-name="T4">siguiente operación lógica: ((a &gt; 0) XOR (b &gt; 0))?</text:span></text:p>
        </text:list-item>
      </text:list>
      <text:p text:style-name="Text_20_body"/>
      <text:p text:style-name="P11"><text:tab/><text:tab/><text:span text:style-name="T7">TRUE </text:span><text:span text:style-name="T6"><text:s text:c="3"/>al menos uno debe de ser verdadero</text:span></text:p>
      <text:list text:continue-numbering="true" text:style-name="WWNum1">
        <text:list-item>
          <text:p text:style-name="P10" loext:marker-style-name="T4"><text:span text:style-name="T4">Teniendo</text:span><text:span text:style-name="T8"> </text:span><text:span text:style-name="T4">las</text:span><text:span text:style-name="T9"> </text:span><text:span text:style-name="T4">variables</text:span><text:span text:style-name="T9"> </text:span><text:span text:style-name="T4">a=25</text:span><text:span text:style-name="T10"> </text:span><text:span text:style-name="T4">y</text:span><text:span text:style-name="T11"> </text:span><text:span text:style-name="T4">b=12,</text:span><text:span text:style-name="T10"> </text:span><text:span text:style-name="T4">¿Cuál</text:span><text:span text:style-name="T9"> </text:span><text:span text:style-name="T4">sería</text:span><text:span text:style-name="T9"> </text:span><text:span text:style-name="T4">el</text:span><text:span text:style-name="T12"> </text:span><text:span text:style-name="T4">resultado</text:span><text:span text:style-name="T8"> </text:span><text:span text:style-name="T4">de</text:span><text:span text:style-name="T8"> </text:span><text:span text:style-name="T4">aplicar</text:span><text:span text:style-name="T9"> </text:span><text:span text:style-name="T4">la</text:span><text:span text:style-name="T8"> </text:span><text:span text:style-name="T4">siguiente operación lógica: NOT ((a&gt;=25) AND (b &lt; 3))?</text:span></text:p>
          <text:p text:style-name="P12" loext:marker-style-name="T4"><text:span text:style-name="T13">TRUE</text:span> <text:s/>. El resultado de las operaciones entre paréntesis es False y al haber un not lo cambia</text:p>
        </text:list-item>
      </text:list>
      <text:p text:style-name="P6"/>
      <text:list text:continue-numbering="true" text:style-name="WWNum1">
        <text:list-item>
          <text:p text:style-name="P13" loext:marker-style-name="T4"><text:span text:style-name="T4">Teniendo las variables a=0,</text:span><text:span text:style-name="T14"> </text:span><text:span text:style-name="T4">b=0 y c=4 ¿Cuál sería el resultado de aplicar la siguiente</text:span><text:span text:style-name="T15"> </text:span><text:span text:style-name="T4">operación lógica: NOT ((a&lt; c) OR (b &lt; c))?</text:span></text:p>
        </text:list-item>
      </text:list>
      <text:p text:style-name="Text_20_body"><text:tab/><text:tab/><text:span text:style-name="T7">FALSE</text:span><text:span text:style-name="T6">. Las dos operaciones dentro del paréntesis dan true. Al tener NOT después lo <text:tab/><text:tab/>cambia.</text:span></text:p>
      <text:p text:style-name="P11"/>
      <text:list text:continue-numbering="true" text:style-name="WWNum1">
        <text:list-item>
          <text:p text:style-name="P14" loext:marker-style-name="T4"><text:span text:style-name="T4">Teniendo</text:span><text:span text:style-name="T5"> </text:span><text:span text:style-name="T4">las</text:span><text:span text:style-name="T5"> </text:span><text:span text:style-name="T4">variables</text:span><text:span text:style-name="T5"> </text:span><text:span text:style-name="T4">a=1,</text:span><text:span text:style-name="T5"> </text:span><text:span text:style-name="T4">b=2,</text:span><text:span text:style-name="T5"> </text:span><text:span text:style-name="T4">c=3</text:span><text:span text:style-name="T5"> </text:span><text:span text:style-name="T4">y</text:span><text:span text:style-name="T5"> </text:span><text:span text:style-name="T4">d=4</text:span><text:span text:style-name="T5"> </text:span><text:span text:style-name="T4">¿Cuál</text:span><text:span text:style-name="T5"> </text:span><text:span text:style-name="T4">sería</text:span><text:span text:style-name="T5"> </text:span><text:span text:style-name="T4">el</text:span><text:span text:style-name="T5"> </text:span><text:span text:style-name="T4">resultado</text:span><text:span text:style-name="T5"> </text:span><text:span text:style-name="T4">de</text:span><text:span text:style-name="T5"> </text:span><text:span text:style-name="T4">aplicar</text:span><text:span text:style-name="T5"> </text:span><text:span text:style-name="T4">la siguiente operación lógica: ((a ==b) OR (c == d))?</text:span></text:p>
        </text:list-item>
      </text:list>
      <text:p text:style-name="P6"><text:tab/><text:tab/><text:span text:style-name="T16">FALSE</text:span><text:span text:style-name="T17">. <text:s/>Ambas son false.</text:span></text:p>
      <text:list text:continue-numbering="true" text:style-name="WWNum1">
        <text:list-item>
          <text:p text:style-name="P14" loext:marker-style-name="T4"><text:span text:style-name="T4">Teniendo</text:span><text:span text:style-name="T5"> </text:span><text:span text:style-name="T4">las</text:span><text:span text:style-name="T5"> </text:span><text:span text:style-name="T4">variables</text:span><text:span text:style-name="T5"> </text:span><text:span text:style-name="T4">a=1,</text:span><text:span text:style-name="T5"> </text:span><text:span text:style-name="T4">b=2,</text:span><text:span text:style-name="T5"> </text:span><text:span text:style-name="T4">c=3</text:span><text:span text:style-name="T5"> </text:span><text:span text:style-name="T4">y</text:span><text:span text:style-name="T5"> </text:span><text:span text:style-name="T4">d=4</text:span><text:span text:style-name="T5"> </text:span><text:span text:style-name="T4">¿Cuál</text:span><text:span text:style-name="T5"> </text:span><text:span text:style-name="T4">sería</text:span><text:span text:style-name="T5"> </text:span><text:span text:style-name="T4">el</text:span><text:span text:style-name="T5"> </text:span><text:span text:style-name="T4">resultado</text:span><text:span text:style-name="T5"> </text:span><text:span text:style-name="T4">de</text:span><text:span text:style-name="T5"> </text:span><text:span text:style-name="T4">aplicar</text:span><text:span text:style-name="T5"> </text:span><text:span text:style-name="T4">la siguiente operación lógica: NOT ((a == b) OR (c == d))?</text:span></text:p>
        </text:list-item>
      </text:list>
      <text:p text:style-name="Text_20_body"><text:tab/><text:tab/><text:span text:style-name="T16">TRUE</text:span><text:span text:style-name="T17">. Lo mismo de antes. Le añades el not que lo cambia a true</text:span></text:p>
      <text:p text:style-name="P11"/>
      <text:list text:continue-numbering="true" text:style-name="WWNum1">
        <text:list-item>
          <text:p text:style-name="P15" loext:marker-style-name="T4"><text:span text:style-name="T4">Teniendo</text:span><text:span text:style-name="T5"> </text:span><text:span text:style-name="T4">las</text:span><text:span text:style-name="T5"> </text:span><text:span text:style-name="T4">variables</text:span><text:span text:style-name="T5"> </text:span><text:span text:style-name="T4">a=1,</text:span><text:span text:style-name="T5"> </text:span><text:span text:style-name="T4">b=2,</text:span><text:span text:style-name="T5"> </text:span><text:span text:style-name="T4">c=3</text:span><text:span text:style-name="T5"> </text:span><text:span text:style-name="T4">y</text:span><text:span text:style-name="T5"> </text:span><text:span text:style-name="T4">d=4</text:span><text:span text:style-name="T5"> </text:span><text:span text:style-name="T4">¿Cuál</text:span><text:span text:style-name="T5"> </text:span><text:span text:style-name="T4">sería</text:span><text:span text:style-name="T5"> </text:span><text:span text:style-name="T4">el</text:span><text:span text:style-name="T5"> </text:span><text:span text:style-name="T4">resultado</text:span><text:span text:style-name="T5"> </text:span><text:span text:style-name="T4">de</text:span><text:span text:style-name="T5"> </text:span><text:span text:style-name="T4">aplicar</text:span><text:span text:style-name="T5"> </text:span><text:span text:style-name="T4">la siguiente operación lógica: ((a == b) AND (c == d))?</text:span></text:p>
        </text:list-item>
      </text:list>
      <text:p text:style-name="P6"><text:tab/><text:tab/><text:span text:style-name="T16">FALSE</text:span><text:span text:style-name="T17">. Las dos son falsas </text:span></text:p>
      <text:list text:continue-numbering="true" text:style-name="WWNum1">
        <text:list-item>
          <text:p text:style-name="P16" loext:marker-style-name="T4"><text:span text:style-name="T4">Teniendo</text:span><text:span text:style-name="T5"> </text:span><text:span text:style-name="T4">las</text:span><text:span text:style-name="T5"> </text:span><text:span text:style-name="T4">variables</text:span><text:span text:style-name="T5"> </text:span><text:span text:style-name="T4">a=2,</text:span><text:span text:style-name="T5"> </text:span><text:span text:style-name="T4">b=2,</text:span><text:span text:style-name="T5"> </text:span><text:span text:style-name="T4">c=3</text:span><text:span text:style-name="T5"> </text:span><text:span text:style-name="T4">y</text:span><text:span text:style-name="T5"> </text:span><text:span text:style-name="T4">d=4</text:span><text:span text:style-name="T5"> </text:span><text:span text:style-name="T4">¿Cuál</text:span><text:span text:style-name="T5"> </text:span><text:span text:style-name="T4">sería</text:span><text:span text:style-name="T5"> </text:span><text:span text:style-name="T4">el</text:span><text:span text:style-name="T5"> </text:span><text:span text:style-name="T4">resultado</text:span><text:span text:style-name="T5"> </text:span><text:span text:style-name="T4">de</text:span><text:span text:style-name="T5"> </text:span><text:span text:style-name="T4">aplicar</text:span><text:span text:style-name="T5"> </text:span><text:span text:style-name="T4">la siguiente operación lógica: ((a == b) OR (c == d))?</text:span></text:p>
        </text:list-item>
      </text:list>
      <text:p text:style-name="Text_20_body"/>
      <text:p text:style-name="P17"><text:soft-page-break/><text:tab/></text:p>
      <text:p text:style-name="P17"><text:tab/><text:tab/><text:span text:style-name="T17">TRUE. La primera es verdadera</text:span></text:p>
      <text:list text:continue-numbering="true" text:style-name="WWNum1">
        <text:list-item>
          <text:p text:style-name="P15" loext:marker-style-name="T4"><text:span text:style-name="T4">Teniendo</text:span><text:span text:style-name="T5"> </text:span><text:span text:style-name="T4">las</text:span><text:span text:style-name="T5"> </text:span><text:span text:style-name="T4">variables</text:span><text:span text:style-name="T5"> </text:span><text:span text:style-name="T4">a=0,</text:span><text:span text:style-name="T5"> </text:span><text:span text:style-name="T4">b=5,</text:span><text:span text:style-name="T5"> </text:span><text:span text:style-name="T4">c=3</text:span><text:span text:style-name="T5"> </text:span><text:span text:style-name="T4">y</text:span><text:span text:style-name="T5"> </text:span><text:span text:style-name="T4">d=3</text:span><text:span text:style-name="T5"> </text:span><text:span text:style-name="T4">¿Cuál</text:span><text:span text:style-name="T5"> </text:span><text:span text:style-name="T4">sería</text:span><text:span text:style-name="T5"> </text:span><text:span text:style-name="T4">el</text:span><text:span text:style-name="T5"> </text:span><text:span text:style-name="T4">resultado</text:span><text:span text:style-name="T5"> </text:span><text:span text:style-name="T4">de</text:span><text:span text:style-name="T5"> </text:span><text:span text:style-name="T4">aplicar</text:span><text:span text:style-name="T5"> </text:span><text:span text:style-name="T4">la siguiente operación lógica: ((a &lt; b) AND ((a == 0) OR (c == d)))?</text:span></text:p>
        </text:list-item>
      </text:list>
      <text:p text:style-name="P18" loext:marker-style-name="T4"><text:tab/><text:span text:style-name="T16">TRUE</text:span><text:span text:style-name="T17">. Ambas son verdaderas. Al compararlo con el OR tb es verdadero 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2.367cm" fo:margin-right="0.46cm" fo:text-indent="-0.635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1pt" fo:letter-spacing="normal" fo:language="es" fo:country="ES" fo:font-style="normal" fo:font-weight="normal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67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78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9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0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2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3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5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6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199cm" fo:margin-bottom="0.494cm" fo:margin-left="2.54cm" fo:margin-right="2.54cm" style:writing-mode="lr-tb" style:layout-grid-color="#c0c0c0" style:layout-grid-lines="2624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07:18:32</meta:creation-date>
    <dc:date>2025-10-06T10:16:38.090085000</dc:date>
    <meta:editing-duration>PT47M10S</meta:editing-duration>
    <meta:generator>LibreOffice/25.2.5.2$Windows_X86_64 LibreOffice_project/03d19516eb2e1dd5d4ccd751a0d6f35f35e08022</meta:generator>
    <meta:editing-cycles>2</meta:editing-cycles>
    <meta:document-statistic meta:table-count="0" meta:image-count="0" meta:object-count="0" meta:page-count="2" meta:paragraph-count="30" meta:word-count="414" meta:character-count="2252" meta:non-whitespace-character-count="1842"/>
    <meta:user-defined meta:name="AppVersion">12.0000</meta:user-defined>
    <meta:user-defined meta:name="Created" meta:value-type="date">2018-10-05T00:00:00</meta:user-defined>
    <meta:user-defined meta:name="Creator">Microsoft® Word for Office 365</meta:user-defined>
    <meta:user-defined meta:name="LastSaved" meta:value-type="date">2025-10-06T00:00:00</meta:user-defined>
    <meta:user-defined meta:name="Producer" meta:value-type="string">Microsoft® Word for Office 365</meta:user-defined>
    <meta:template xlink:type="simple" xlink:actuate="onRequest" xlink:title="Normal" xlink:href=""/>
  </office:meta>
</office:document-meta>
</file>